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B0C000003BF46DF8E67.jpg"/>
  <manifest:file-entry manifest:media-type="image/png" manifest:full-path="Pictures/1000000000000090000000660696ACE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1" svg:font-family="OpenSymbol"/>
    <style:font-face style:name="Courier New" svg:font-family="'Courier New'" style:font-family-generic="modern"/>
    <style:font-face style:name="Times New Roman1" svg:font-family="'Times New Roman', 'Times New Roman'" style:font-family-generic="roma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ecklistdeVerificaçãodaGarantiadaQualidadedoProcesso" style:family="table">
      <style:table-properties style:width="16.51cm" table:align="margins" style:writing-mode="lr-tb"/>
    </style:style>
    <style:style style:name="ChecklistdeVerificaçãodaGarantiadaQualidadedoProcesso.A" style:family="table-column">
      <style:table-column-properties style:column-width="12.065cm" style:rel-column-width="6840*"/>
    </style:style>
    <style:style style:name="ChecklistdeVerificaçãodaGarantiadaQualidadedoProcesso.B" style:family="table-column">
      <style:table-column-properties style:column-width="1.429cm" style:rel-column-width="810*"/>
    </style:style>
    <style:style style:name="ChecklistdeVerificaçãodaGarantiadaQualidadedoProcesso.C" style:family="table-column">
      <style:table-column-properties style:column-width="1.64cm" style:rel-column-width="930*"/>
    </style:style>
    <style:style style:name="ChecklistdeVerificaçãodaGarantiadaQualidadedoProcesso.D" style:family="table-column">
      <style:table-column-properties style:column-width="1.376cm" style:rel-column-width="780*"/>
    </style:style>
    <style:style style:name="ChecklistdeVerificaçãodaGarantiadaQualidadedoProcesso.1" style:family="table-row">
      <style:table-row-properties style:keep-together="false" fo:keep-together="always"/>
    </style:style>
    <style:style style:name="ChecklistdeVerificaçãodaGarantiadaQualidadedoProcesso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hecklistdeVerificaçãodaGarantiadaQualidadedoProcesso.D1" style:family="table-cell">
      <style:table-cell-properties fo:padding="0.097cm" fo:border="0.002cm solid #000000"/>
    </style:style>
    <style:style style:name="ChecklistdeVerificaçãodaGarantiadaQualidadedoProcesso.A2" style:family="table-cell">
      <style:table-cell-properties fo:padding="0.097cm" fo:border-left="0.002cm solid #000000" fo:border-right="none" fo:border-top="none" fo:border-bottom="0.002cm solid #000000"/>
    </style:style>
    <style:style style:name="ChecklistdeVerificaçãodaGarantiadaQualidadedoProcesso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6.51cm" table:align="margins" style:writing-mode="lr-tb"/>
    </style:style>
    <style:style style:name="Tabela1.A" style:family="table-column">
      <style:table-column-properties style:column-width="5.503cm" style:rel-column-width="21845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50%" fo:text-align="start" style:justify-single-word="false"/>
    </style:style>
    <style:style style:name="P2" style:family="paragraph" style:parent-style-name="Standard">
      <style:paragraph-properties style:snap-to-layout-grid="false"/>
      <style:text-properties fo:language="pt" fo:country="BR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fo:text-align="center" style:justify-single-word="false" style:snap-to-layout-grid="false"/>
    </style:style>
    <style:style style:name="P5" style:family="paragraph" style:parent-style-name="Standard">
      <style:paragraph-properties fo:text-align="end" style:justify-single-word="false" style:snap-to-layout-grid="false"/>
    </style:style>
    <style:style style:name="P6" style:family="paragraph" style:parent-style-name="Standard">
      <style:paragraph-properties fo:line-height="150%" fo:text-align="start" style:justify-single-word="false"/>
      <style:text-properties fo:font-size="13pt" style:font-size-asian="13pt" style:font-size-complex="13pt"/>
    </style:style>
    <style:style style:name="P7" style:family="paragraph" style:parent-style-name="Standard">
      <style:paragraph-properties fo:line-height="150%" fo:text-align="center" style:justify-single-word="false"/>
      <style:text-properties fo:font-size="13pt" style:font-size-asian="13pt" style:font-size-complex="13pt"/>
    </style:style>
    <style:style style:name="P8" style:family="paragraph" style:parent-style-name="Standard">
      <style:paragraph-properties fo:margin-left="0cm" fo:margin-right="0.635cm" fo:text-indent="0cm" style:auto-text-indent="false"/>
    </style:style>
    <style:style style:name="P9" style:family="paragraph" style:parent-style-name="Standard">
      <style:paragraph-properties fo:margin-left="0cm" fo:margin-right="0.635cm" fo:text-indent="0cm" style:auto-text-indent="false" style:snap-to-layout-grid="false"/>
      <style:text-properties fo:language="pt" fo:country="BR"/>
    </style:style>
    <style:style style:name="P10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P11" style:family="paragraph" style:parent-style-name="Title">
      <style:paragraph-properties fo:line-height="150%" fo:text-align="end" style:justify-single-word="false"/>
    </style:style>
    <style:style style:name="P12" style:family="paragraph" style:parent-style-name="Title" style:master-page-name="Standard">
      <style:paragraph-properties fo:line-height="150%" fo:text-align="end" style:justify-single-word="false" style:page-number="auto"/>
    </style:style>
    <style:style style:name="P13" style:family="paragraph" style:parent-style-name="Header">
      <style:text-properties fo:language="pt" fo:country="BR"/>
    </style:style>
    <style:style style:name="P14" style:family="paragraph" style:parent-style-name="Header">
      <style:paragraph-properties fo:text-align="end" style:justify-single-word="false"/>
      <style:text-properties fo:language="pt" fo:country="BR" style:language-asian="none" style:country-asian="none"/>
    </style:style>
    <style:style style:name="P15" style:family="paragraph" style:parent-style-name="Default" style:list-style-name="">
      <style:paragraph-properties style:text-autospace="none"/>
      <style:text-properties style:font-name="Times New Roman" fo:font-size="13pt" style:font-size-asian="13pt" style:font-size-complex="13pt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19" style:family="paragraph" style:parent-style-name="Table_20_Contents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3pt" fo:language="pt" fo:country="BR" fo:font-weight="bold" style:font-size-asian="13pt" style:font-weight-asian="bold" style:font-size-complex="13pt" style:language-complex="ar" style:country-complex="SA" style:font-weight-complex="bold"/>
    </style:style>
    <style:style style:name="P21" style:family="paragraph" style:parent-style-name="Table_20_Heading">
      <style:text-properties fo:font-size="13pt" style:font-size-asian="13pt" style:font-size-complex="13pt"/>
    </style:style>
    <style:style style:name="P22" style:family="paragraph" style:parent-style-name="Table_20_Heading">
      <style:paragraph-properties fo:line-height="150%" fo:text-align="start" style:justify-single-word="false"/>
      <style:text-properties fo:font-size="13pt" style:font-size-asian="13pt" style:font-size-complex="13pt"/>
    </style:style>
    <style:style style:name="P23" style:family="paragraph" style:parent-style-name="Table_20_Heading">
      <style:paragraph-properties fo:line-height="150%" fo:text-align="center" style:justify-single-word="false"/>
      <style:text-properties fo:font-size="13pt" style:font-size-asian="13pt" style:font-size-complex="13pt"/>
    </style:style>
    <style:style style:name="T1" style:family="text">
      <style:text-properties fo:language="pt" fo:country="BR"/>
    </style:style>
    <style:style style:name="T2" style:family="text">
      <style:text-properties style:font-name="Times New Roman" fo:language="pt" fo:country="BR"/>
    </style:style>
    <style:style style:name="T3" style:family="text">
      <style:text-properties fo:color="#000000" style:font-name-asian="Times New Roman1" style:font-name-complex="Times New Roman1"/>
    </style:style>
    <style:style style:name="T4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106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">RELPREV</text:span></text:p>
      <text:p text:style-name="P11"><text:span text:style-name="T2">Versão 1.0</text:span></text:p>
      <text:p text:style-name="P1"><text:span text:style-name="T2"/></text:p>
      <text:p text:style-name="P1"><text:span text:style-name="T2"/></text:p>
      <text:p text:style-name="P6"><text:span text:style-name="T2">Projeto: </text:span></text:p>
      <text:p text:style-name="P6"><text:span text:style-name="T2">Responsável:<text:tab/><text:tab/><text:tab/><text:tab/><text:tab/><text:tab/><text:tab/><text:tab/><text:tab/><text:tab/>Data:</text:span></text:p>
      <text:p text:style-name="P6"><text:span text:style-name="T2"/></text:p>
      <text:p text:style-name="P7"><text:span text:style-name="T2">Checklist de Verificação da garantia da Qualidade do Processo</text:span></text:p>
      <table:table table:name="ChecklistdeVerificaçãodaGarantiadaQualidadedoProcesso" table:style-name="ChecklistdeVerificaçãodaGarantiadaQualidadedoProcesso">
        <table:table-column table:style-name="ChecklistdeVerificaçãodaGarantiadaQualidadedoProcesso.A"/>
        <table:table-column table:style-name="ChecklistdeVerificaçãodaGarantiadaQualidadedoProcesso.B"/>
        <table:table-column table:style-name="ChecklistdeVerificaçãodaGarantiadaQualidadedoProcesso.C"/>
        <table:table-column table:style-name="ChecklistdeVerificaçãodaGarantiadaQualidadedoProcesso.D"/>
        <table:table-header-rows>
          <table:table-row table:style-name="ChecklistdeVerificaçãodaGarantiadaQualidadedoProcesso.1">
            <table:table-cell table:style-name="ChecklistdeVerificaçãodaGarantiadaQualidadedoProcesso.A1" office:value-type="string">
              <text:p text:style-name="P23"><text:span text:style-name="T2">Item</text:span></text:p>
            </table:table-cell>
            <table:table-cell table:style-name="ChecklistdeVerificaçãodaGarantiadaQualidadedoProcesso.A1" office:value-type="string">
              <text:p text:style-name="P21">SIM</text:p>
            </table:table-cell>
            <table:table-cell table:style-name="ChecklistdeVerificaçãodaGarantiadaQualidadedoProcesso.A1" office:value-type="string">
              <text:p text:style-name="P21">NÃO</text:p>
            </table:table-cell>
            <table:table-cell table:style-name="ChecklistdeVerificaçãodaGarantiadaQualidadedoProcesso.D1" office:value-type="string">
              <text:p text:style-name="P21">NC</text:p>
            </table:table-cell>
          </table:table-row>
        </table:table-header-rows>
        <table:table-row>
          <table:table-cell table:style-name="ChecklistdeVerificaçãodaGarantiadaQualidadedoProcesso.A2" office:value-type="string">
            <text:p text:style-name="P15"><text:span text:style-name="T3"><text:s/>A aderência dos processos de trabalho aos padrões, procedimentos e requisitos aplicáveis foi avaliada objetivamente, a partir das atividades oriundas do plano? </text:span></text:p>
          </table:table-cell>
          <table:table-cell table:style-name="ChecklistdeVerificaçãodaGarantiadaQualidadedoProcesso.A2" office:value-type="string">
            <text:p text:style-name="P17"/>
          </table:table-cell>
          <table:table-cell table:style-name="ChecklistdeVerificaçãodaGarantiadaQualidadedoProcesso.A2" office:value-type="string">
            <text:p text:style-name="P17"/>
          </table:table-cell>
          <table:table-cell table:style-name="ChecklistdeVerificaçãodaGarantiadaQualidadedoProcesso.D2" office:value-type="string">
            <text:p text:style-name="P17"/>
          </table:table-cell>
        </table:table-row>
        <table:table-row>
          <table:table-cell table:style-name="ChecklistdeVerificaçãodaGarantiadaQualidadedoProcesso.A2" office:value-type="string">
            <text:p text:style-name="P15"><text:span text:style-name="T3">A aderência dos processos executados às descrições de processo, padrões e procedimentos foi avaliada objetivamente? </text:span></text:p>
          </table:table-cell>
          <table:table-cell table:style-name="ChecklistdeVerificaçãodaGarantiadaQualidadedoProcesso.A2" office:value-type="string">
            <text:p text:style-name="P17"/>
          </table:table-cell>
          <table:table-cell table:style-name="ChecklistdeVerificaçãodaGarantiadaQualidadedoProcesso.A2" office:value-type="string">
            <text:p text:style-name="P17"/>
          </table:table-cell>
          <table:table-cell table:style-name="ChecklistdeVerificaçãodaGarantiadaQualidadedoProcesso.D2" office:value-type="string">
            <text:p text:style-name="P17"/>
          </table:table-cell>
        </table:table-row>
        <table:table-row>
          <table:table-cell table:style-name="ChecklistdeVerificaçãodaGarantiadaQualidadedoProcesso.A2" office:value-type="string">
            <text:p text:style-name="P15"><text:span text:style-name="T3">Os problemas e as não-conformidades foram identificados, registrados e comunicados? </text:span></text:p>
          </table:table-cell>
          <table:table-cell table:style-name="ChecklistdeVerificaçãodaGarantiadaQualidadedoProcesso.A2" office:value-type="string">
            <text:p text:style-name="P17"/>
          </table:table-cell>
          <table:table-cell table:style-name="ChecklistdeVerificaçãodaGarantiadaQualidadedoProcesso.A2" office:value-type="string">
            <text:p text:style-name="P17"/>
          </table:table-cell>
          <table:table-cell table:style-name="ChecklistdeVerificaçãodaGarantiadaQualidadedoProcesso.D2" office:value-type="string">
            <text:p text:style-name="P17"/>
          </table:table-cell>
        </table:table-row>
        <table:table-row>
          <table:table-cell table:style-name="ChecklistdeVerificaçãodaGarantiadaQualidadedoProcesso.A2" office:value-type="string">
            <text:p text:style-name="P15"><text:span text:style-name="T3">Ações corretivas para as não conformidades foram estabelecidas e acompanhadas até as suas efetivas conclusões? </text:span></text:p>
          </table:table-cell>
          <table:table-cell table:style-name="ChecklistdeVerificaçãodaGarantiadaQualidadedoProcesso.A2" office:value-type="string">
            <text:p text:style-name="P17"/>
          </table:table-cell>
          <table:table-cell table:style-name="ChecklistdeVerificaçãodaGarantiadaQualidadedoProcesso.A2" office:value-type="string">
            <text:p text:style-name="P17"/>
          </table:table-cell>
          <table:table-cell table:style-name="ChecklistdeVerificaçãodaGarantiadaQualidadedoProcesso.D2" office:value-type="string">
            <text:p text:style-name="P17"/>
          </table:table-cell>
        </table:table-row>
        <table:table-row>
          <table:table-cell table:style-name="ChecklistdeVerificaçãodaGarantiadaQualidadedoProcesso.A2" office:value-type="string">
            <text:p text:style-name="P15"><text:span text:style-name="T3">Quando necessário, o escalamento das ações corretivas para níveis superiores foi realizado, de forma a garantir sua solução? </text:span></text:p>
          </table:table-cell>
          <table:table-cell table:style-name="ChecklistdeVerificaçãodaGarantiadaQualidadedoProcesso.A2" office:value-type="string">
            <text:p text:style-name="P17"/>
          </table:table-cell>
          <table:table-cell table:style-name="ChecklistdeVerificaçãodaGarantiadaQualidadedoProcesso.A2" office:value-type="string">
            <text:p text:style-name="P17"/>
          </table:table-cell>
          <table:table-cell table:style-name="ChecklistdeVerificaçãodaGarantiadaQualidadedoProcesso.D2" office:value-type="string">
            <text:p text:style-name="P17"/>
          </table:table-cell>
        </table:table-row>
        <table:table-row>
          <table:table-cell table:style-name="ChecklistdeVerificaçãodaGarantiadaQualidadedoProcesso.A2" office:value-type="string">
            <text:p text:style-name="P15"><text:span text:style-name="T3">Os critérios de avaliação tiveram como base os resultados esperados pelo MPS.Br Nível F, PMBOK e SWEBOK </text:span></text:p>
          </table:table-cell>
          <table:table-cell table:style-name="ChecklistdeVerificaçãodaGarantiadaQualidadedoProcesso.A2" office:value-type="string">
            <text:p text:style-name="P17"/>
          </table:table-cell>
          <table:table-cell table:style-name="ChecklistdeVerificaçãodaGarantiadaQualidadedoProcesso.A2" office:value-type="string">
            <text:p text:style-name="P17"/>
          </table:table-cell>
          <table:table-cell table:style-name="ChecklistdeVerificaçãodaGarantiadaQualidadedoProcesso.D2" office:value-type="string">
            <text:p text:style-name="P17"/>
          </table:table-cell>
        </table:table-row>
      </table:table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>Aprovador por:</text:span></text:p>
      <text:p text:style-name="P22"><text:span text:style-name="T2"/></text:p>
      <text:p text:style-name="P22"><text:soft-page-break/><text:span text:style-name="T2"/></text:p>
      <text:p text:style-name="P22"><text:span text:style-name="T2"/></text:p>
      <text:p text:style-name="P7"><text:span text:style-name="T2">Lista de deficiências encontradas</text:span>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19">Item</text:p>
          </table:table-cell>
          <table:table-cell table:style-name="Tabela1.A1" office:value-type="string">
            <text:p text:style-name="P20">Descrição</text:p>
          </table:table-cell>
          <table:table-cell table:style-name="Tabela1.C1" office:value-type="string">
            <text:p text:style-name="P19">Ação corretiva</text:p>
          </table:table-cell>
        </table:table-row>
        <table:table-row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18"/>
          </table:table-cell>
          <table:table-cell table:style-name="Tabela1.C2" office:value-type="string">
            <text:p text:style-name="P18"/>
          </table:table-cell>
        </table:table-row>
        <table:table-row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18"/>
          </table:table-cell>
          <table:table-cell table:style-name="Tabela1.C2" office:value-type="string">
            <text:p text:style-name="P18"/>
          </table:table-cell>
        </table:table-row>
        <table:table-row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18"/>
          </table:table-cell>
          <table:table-cell table:style-name="Tabela1.C2" office:value-type="string">
            <text:p text:style-name="P18"/>
          </table:table-cell>
        </table:table-row>
        <table:table-row>
          <table:table-cell table:style-name="Tabela1.A2" office:value-type="string">
            <text:p text:style-name="P18"/>
          </table:table-cell>
          <table:table-cell table:style-name="Tabela1.A2" office:value-type="string">
            <text:p text:style-name="P18"/>
          </table:table-cell>
          <table:table-cell table:style-name="Tabela1.C2" office:value-type="string">
            <text:p text:style-name="P18"/>
          </table:table-cell>
        </table:table-row>
      </table:table>
      <text:p text:style-name="P7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1" svg:font-family="OpenSymbol"/>
    <style:font-face style:name="Courier New" svg:font-family="'Courier New'" style:font-family-generic="modern"/>
    <style:font-face style:name="Times New Roman1" svg:font-family="'Times New Roman', 'Times New Roman'" style:font-family-generic="roma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fo:hyphenation-ladder-count="no-limit" style:text-autospace="none" style:vertical-align="baseline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keep-together="always" fo:hyphenation-ladder-count="no-limit" fo:text-indent="0cm" style:auto-text-indent="false"/>
      <style:text-properties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 style:font-size-complex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 style:font-size-complex="10pt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text-indent="0cm" style:auto-text-indent="false"/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hyphenation-ladder-count="no-limit" fo:text-indent="0cm" style:auto-text-indent="false"/>
      <style:text-properties fo:color="#000000" fo:language="en" fo:country="AU" fo:hyphenate="false" fo:hyphenation-remain-char-count="2" fo:hyphenation-push-char-count="2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 fo:hyphenation-ladder-count="no-limit"/>
      <style:text-properties style:font-name="Arial" fo:font-size="18pt" fo:language="en" fo:country="AU" fo:font-style="italic" style:font-size-asian="18pt" style:font-style-asian="italic" style:font-size-complex="18pt" style:font-style-complex="italic" fo:hyphenate="false" fo:hyphenation-remain-char-count="2" fo:hyphenation-push-char-count="2"/>
    </style:style>
    <style:style style:name="Recuo_20_normal" style:display-name="Recuo normal" style:family="paragraph" style:parent-style-name="Standard">
      <style:paragraph-properties fo:margin-left="1.588cm" fo:margin-right="0cm" fo:hyphenation-ladder-count="no-limit" fo:text-indent="-1.588cm" style:auto-text-indent="false"/>
      <style:text-properties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hyphenation-ladder-count="no-limit" fo:text-indent="0cm" style:auto-text-indent="false"/>
      <style:text-properties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hyphenation-ladder-count="no-limit" fo:text-indent="0cm" style:auto-text-indent="false"/>
      <style:text-properties fo:hyphenate="false" fo:hyphenation-remain-char-count="2" fo:hyphenation-push-char-count="2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Bullet1" style:family="paragraph" style:parent-style-name="Standard">
      <style:paragraph-properties fo:margin-left="1.27cm" fo:margin-right="0cm" fo:hyphenation-ladder-count="no-limit" fo:text-indent="-0.762cm" style:auto-text-indent="false"/>
      <style:text-properties fo:hyphenate="false" fo:hyphenation-remain-char-count="2" fo:hyphenation-push-char-count="2"/>
    </style:style>
    <style:style style:name="Bullet2" style:family="paragraph" style:parent-style-name="Standard">
      <style:paragraph-properties fo:margin-left="2.54cm" fo:margin-right="0cm" fo:hyphenation-ladder-count="no-limit" fo:text-indent="-0.635cm" style:auto-text-indent="false"/>
      <style:text-properties fo:color="#000080" fo:hyphenate="false" fo:hyphenation-remain-char-count="2" fo:hyphenation-push-char-count="2"/>
    </style:style>
    <style:style style:name="Tabletext" style:family="paragraph" style:parent-style-name="Standard">
      <style:paragraph-properties fo:margin-top="0cm" fo:margin-bottom="0.212cm" fo:keep-together="always" fo:hyphenation-ladder-count="no-limit"/>
      <style:text-properties fo:hyphenate="false" fo:hyphenation-remain-char-count="2" fo:hyphenation-push-char-count="2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fo:hyphenate="false" fo:hyphenation-remain-char-count="2" fo:hyphenation-push-char-count="2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hyphenation-ladder-count="no-limit" fo:text-indent="-0.635cm" style:auto-text-indent="false" fo:keep-with-next="always"/>
      <style:text-properties fo:font-size="8pt" style:font-size-asian="8pt" style:font-size-complex="8pt" fo:hyphenate="false" fo:hyphenation-remain-char-count="2" fo:hyphenation-push-char-count="2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 fo:hyphenation-ladder-count="no-limit"/>
      <style:text-properties style:font-name="Arial" fo:font-size="16pt" fo:font-weight="bold" style:letter-kerning="true" style:font-size-asian="16pt" style:font-weight-asian="bold" style:font-size-complex="16pt" style:font-weight-complex="bold" fo:hyphenate="false" fo:hyphenation-remain-char-count="2" fo:hyphenation-push-char-count="2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 fo:hyphenation-ladder-count="no-limit"/>
      <style:text-properties fo:hyphenate="false" fo:hyphenation-remain-char-count="2" fo:hyphenation-push-char-count="2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1.27cm" fo:margin-right="0cm" fo:hyphenation-ladder-count="no-limit" fo:text-indent="0cm" style:auto-text-indent="false"/>
      <style:text-properties fo:color="#0000ff" fo:font-style="italic" style:text-underline-style="solid" style:text-underline-width="auto" style:text-underline-color="font-color" style:font-style-asian="italic" style:font-style-complex="italic" fo:hyphenate="false" fo:hyphenation-remain-char-count="2" fo:hyphenation-push-char-count="2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 fo:hyphenation-ladder-count="no-limit"/>
      <style:text-properties fo:hyphenate="false" fo:hyphenation-remain-char-count="2" fo:hyphenation-push-char-count="2"/>
    </style:style>
    <style:style style:name="Bullet" style:family="paragraph" style:parent-style-name="Standard" style:list-style-name="WW8Num5">
      <style:paragraph-properties fo:margin-left="0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line-height="150%" fo:text-align="justify" style:justify-single-word="false" fo:hyphenation-ladder-count="no-limit" fo:text-indent="0cm" style:auto-text-indent="false"/>
      <style:text-properties fo:font-size="11pt" fo:language="pt" fo:country="BR" style:font-size-asian="11pt" style:font-size-complex="11pt" style:font-style-complex="italic" fo:hyphenate="false" fo:hyphenation-remain-char-count="2" fo:hyphenation-push-char-count="2"/>
    </style:style>
    <style:style style:name="Texto_20_de_20_balão" style:display-name="Texto de balão" style:family="paragraph" style:parent-style-name="Standard">
      <style:paragraph-properties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2" fo:hyphenation-push-char-count="2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.353cm" fo:line-height="115%" fo:orphans="2" fo:widows="2" fo:hyphenation-ladder-count="no-limit" fo:text-indent="0cm" style:auto-text-indent="false" style:text-autospace="ideograph-alpha"/>
      <style:text-properties style:font-name="Calibri" fo:font-size="11pt" fo:language="pt" fo:country="BR" style:font-name-asian="Calibri" style:font-size-asian="11pt" style:font-name-complex="Times New Roman" style:font-size-complex="11pt" fo:hyphenate="false" fo:hyphenation-remain-char-count="2" fo:hyphenation-push-char-count="2"/>
    </style:style>
    <style:style style:name="Standard_20__28_user_29_" style:display-name="Standard (user)" style:family="paragraph">
      <style:paragraph-properties fo:orphans="2" fo:widows="2" style:vertical-align="baseline"/>
      <style:text-properties style:use-window-font-color="true" style:font-name="Times New Roman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efault" style:family="paragraph" style:parent-style-name="Standard">
      <style:paragraph-properties fo:line-height="100%" fo:text-align="start" style:justify-single-word="false" fo:hyphenation-ladder-count="no-limit" style:vertical-align="auto" style:writing-mode="page"/>
      <style:text-properties fo:color="#000000" style:font-name="Times New Roman1" fo:font-size="12pt" fo:language="pt" fo:country="BR" style:font-name-asian="Times New Roman1" style:font-size-asian="12pt" style:font-name-complex="Times New Roman1" style:font-size-complex="12pt" style:language-complex="hi" style:country-complex="IN" fo:hyphenate="false" fo:hyphenation-remain-char-count="2" fo:hyphenation-push-char-count="2"/>
    </style:style>
    <style:style style:name="WW8Num1z0" style:family="text">
      <style:text-properties style:font-name="OpenSymbol" style:font-name-asian="OpenSymbol" style:font-name-complex="OpenSymbol"/>
    </style:style>
    <style:style style:name="WW8Num2z0" style:family="text">
      <style:text-properties style:font-name="Times New Roman" fo:font-size="11pt" style:font-size-asian="11pt" style:font-name-complex="Times New Roman" style:font-size-complex="11pt"/>
    </style:style>
    <style:style style:name="WW8Num3z0" style:family="text">
      <style:text-properties style:font-name="OpenSymbol" style:font-name-asian="OpenSymbol" style:font-name-complex="OpenSymbol"/>
    </style:style>
    <style:style style:name="WW8Num4z0" style:family="text">
      <style:text-properties style:font-name="OpenSymbol" style:font-name-asian="OpenSymbol" style:font-name-complex="Open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ootnote_20_Symbol" style:display-name="Footnote Symbol" style:family="text">
      <style:text-properties style:text-position="super 58%" fo:font-size="10pt" style:font-size-asian="10pt" style:font-size-complex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tw4winNone" style:family="text" style:parent-style-name="Fonte_20_parág._20_padrão"/>
    <style:style style:name="tw4winExternal" style:family="text">
      <style:text-properties fo:color="#808080" style:font-name="Courier New"/>
    </style:style>
    <style:style style:name="tw4winInternal" style:family="text">
      <style:text-properties fo:color="#ff0000" style:font-name="Courier New"/>
    </style:style>
    <style:style style:name="tw4winMark" style:family="text">
      <style:text-properties fo:color="#800080" style:text-position="sub 58%" style:font-name="Courier New" fo:font-size="12pt" style:font-size-asian="12pt" style:font-size-complex="12pt" text:display="none"/>
    </style:style>
    <style:style style:name="tw4winError" style:family="text">
      <style:text-properties fo:color="#00ff00" style:font-name="Courier New" fo:font-size="20pt" style:font-size-asian="20pt" style:font-size-complex="20pt"/>
    </style:style>
    <style:style style:name="tw4winTerm" style:family="text">
      <style:text-properties fo:color="#0000ff"/>
    </style:style>
    <style:style style:name="tw4winPopup" style:family="text">
      <style:text-properties fo:color="#008000" style:font-name="Courier New"/>
    </style:style>
    <style:style style:name="tw4winJump" style:family="text">
      <style:text-properties fo:color="#008080" style:font-name="Courier New"/>
    </style:style>
    <style:style style:name="DO_5f_NOT_5f_TRANSLATE" style:display-name="DO_NOT_TRANSLATE" style:family="text">
      <style:text-properties fo:color="#800000" style:font-name="Courier New"/>
    </style:style>
    <style:style style:name="Texto_20_de_20_balão_20_Char" style:display-name="Texto de balão Char" style:family="text">
      <style:text-properties style:font-name="Tahoma" fo:font-size="8pt" fo:language="en" fo:country="US" style:font-size-asian="8pt" style:font-name-complex="Tahoma" style:font-size-complex="8pt"/>
    </style:style>
    <style:style style:name="Corpo_20_de_20_texto_20_Char" style:display-name="Corpo de texto Char" style:family="text">
      <style:text-properties fo:language="en" fo:country="US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8Num1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8Num1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8Num1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8Num1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8Num1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8Num1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8Num3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8Num3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8Num3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8Num3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8Num3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8Num3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8Num3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8Num3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8Num4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8Num4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8Num4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8Num4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8Num4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8Num4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pt" fo:country="BR" style:language-asian="none" style:country-asian="none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2.49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29cm" fo:margin-bottom="1.13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4" text:anchor-type="as-char" svg:width="3.207cm" svg:height="2.263cm" draw:z-index="1"><draw:image xlink:href="Pictures/1000000000000090000000660696ACE8.png" xlink:type="simple" xlink:show="embed" xlink:actuate="onLoad"/></draw:frame><draw:frame draw:style-name="Mfr2" draw:name="Imagem 0" text:anchor-type="char" svg:x="-0.903cm" svg:y="0.138cm" svg:width="6.708cm" svg:height="2.288cm" draw:z-index="3"><draw:image xlink:href="Pictures/1000000000000B0C000003BF46DF8E67.jp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r_20_1" style:display-name="Converter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Documento de Arquitetura de Software</dc:title>
    <dc:subject>&lt;Nome do Projeto&gt;</dc:subject>
    <meta:initial-creator>Thais Cardoso Moura de Souza</meta:initial-creator>
    <meta:creation-date>2013-10-07T15:26:00</meta:creation-date>
    <dc:date>2013-10-08T18:34:37.02</dc:date>
    <meta:editing-cycles>3</meta:editing-cycles>
    <meta:editing-duration>PT48M</meta:editing-duration>
    <meta:document-statistic meta:table-count="4" meta:image-count="2" meta:object-count="0" meta:page-count="2" meta:paragraph-count="29" meta:word-count="142" meta:character-count="1038"/>
    <meta:generator>OpenOffice.org/3.3$Win32 OpenOffice.org_project/330m20$Build-9567</meta:generator>
    <meta:user-defined meta:name="Company Name">Objectives</meta:user-defined>
  </office:meta>
</office:document-meta>
</file>